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Helvetica Neue" svg:font-family="'Helvetica Neue'" style:font-pitch="variable"/>
    <style:font-face style:name="Arial" svg:font-family="Arial" style:font-family-generic="roman" style:font-pitch="variable"/>
    <style:font-face style:name="Cantarell Light" svg:font-family="'Cantarell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weight="bold" officeooo:rsid="000243e4" officeooo:paragraph-rsid="000243e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ahoma" officeooo:rsid="000243e4" officeooo:paragraph-rsid="000243e4"/>
    </style:style>
    <style:style style:name="P3" style:family="paragraph" style:parent-style-name="Standard">
      <style:text-properties style:font-name="Tahoma" officeooo:rsid="000243e4" officeooo:paragraph-rsid="000243e4"/>
    </style:style>
    <style:style style:name="P4" style:family="paragraph" style:parent-style-name="Standard">
      <style:paragraph-properties fo:text-align="justify" style:justify-single-word="false"/>
      <style:text-properties style:font-name="Tahoma" fo:font-weight="normal" officeooo:rsid="0003a746" officeooo:paragraph-rsid="0002da8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ahoma" officeooo:rsid="0002da8c" officeooo:paragraph-rsid="00058d65"/>
    </style:style>
    <style:style style:name="P6" style:family="paragraph" style:parent-style-name="Standard">
      <style:paragraph-properties fo:text-align="justify" style:justify-single-word="false"/>
      <style:text-properties style:font-name="Tahoma" fo:font-weight="normal" officeooo:rsid="00155a42" officeooo:paragraph-rsid="000243e4" style:font-weight-asian="normal" style:font-weight-complex="normal"/>
    </style:style>
    <style:style style:name="P7" style:family="paragraph" style:parent-style-name="Title2_7e_LT_7e_Gliederung_20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style:font-name="Helvetica Neue" fo:font-size="21pt" officeooo:paragraph-rsid="000243e4" style:font-size-asian="29pt" style:font-size-complex="12pt"/>
    </style:style>
    <style:style style:name="P8" style:family="paragraph" style:parent-style-name="Title2_7e_LT_7e_Gliederung_20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style:font-name="Helvetica Neue" fo:font-size="21pt" officeooo:rsid="002964c8" officeooo:paragraph-rsid="002964c8" style:font-size-asian="29pt" style:font-size-complex="12pt"/>
    </style:style>
    <style:style style:name="P9" style:family="paragraph" style:parent-style-name="Title2_7e_LT_7e_Gliederung_20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style:font-name="Helvetica Neue" officeooo:rsid="002964c8" officeooo:paragraph-rsid="002964c8"/>
    </style:style>
    <style:style style:name="T1" style:family="text">
      <style:text-properties fo:font-weight="normal" officeooo:rsid="0003a746" style:font-weight-asian="normal" style:font-weight-complex="normal"/>
    </style:style>
    <style:style style:name="T2" style:family="text">
      <style:text-properties fo:font-weight="normal" officeooo:rsid="0019ed6c" style:font-weight-asian="normal" style:font-weight-complex="normal"/>
    </style:style>
    <style:style style:name="T3" style:family="text">
      <style:text-properties fo:font-weight="normal" officeooo:rsid="0021c83d" style:font-weight-asian="normal" style:font-weight-complex="normal"/>
    </style:style>
    <style:style style:name="T4" style:family="text">
      <style:text-properties fo:font-weight="normal" officeooo:rsid="0027af78" style:font-weight-asian="normal" style:font-weight-complex="normal"/>
    </style:style>
    <style:style style:name="T5" style:family="text">
      <style:text-properties fo:font-weight="normal" officeooo:rsid="002964c8" style:font-weight-asian="normal" style:font-weight-complex="normal"/>
    </style:style>
    <style:style style:name="T6" style:family="text">
      <style:text-properties fo:font-weight="normal" officeooo:rsid="00155a42" style:font-weight-asian="normal" style:font-weight-complex="normal"/>
    </style:style>
    <style:style style:name="T7" style:family="text">
      <style:text-properties officeooo:rsid="0021c83d"/>
    </style:style>
    <style:style style:name="T8" style:family="text">
      <style:text-properties officeooo:rsid="002964c8"/>
    </style:style>
    <style:style style:name="T9" style:family="text">
      <style:text-properties fo:font-size="16pt" style:font-size-asian="24pt"/>
    </style:style>
    <style:style style:name="T10" style:family="text">
      <style:text-properties fo:font-size="16pt" style:font-size-asian="24pt" style:font-size-complex="12pt"/>
    </style:style>
    <style:style style:name="T11" style:family="text">
      <style:text-properties fo:color="#000000" loext:opacity="100%" style:text-outline="false" style:text-line-through-style="none" style:text-line-through-type="none" style:font-name="Helvetica Neue" fo:font-size="16pt" fo:font-style="normal" fo:text-shadow="none" style:text-underline-style="none" fo:font-weight="normal" officeooo:rsid="002964c8" style:letter-kerning="true" style:font-name-asian="DejaVu Sans" style:font-size-asian="24pt" style:font-style-asian="normal" style:font-weight-asian="normal" style:font-name-complex="Cantarell" style:font-size-complex="12pt" style:font-weight-complex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font-size="16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Cantarell" style:text-emphasize="none"/>
    </style:style>
    <style:style style:name="T13" style:family="text">
      <style:text-properties fo:color="#000000" loext:opacity="100%" style:text-outline="false" style:text-line-through-style="none" style:text-line-through-type="none" fo:font-size="16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Cantarell" style:font-size-complex="12pt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<text:span text:style-name="T7">1</text:span><text:span text:style-name="T8">2</text:span> (Valor: <text:span text:style-name="T8">10</text:span>,0)</text:p>
      <text:p text:style-name="P2"/>
      <text:p text:style-name="P6"/>
      <text:p text:style-name="P7"><text:span text:style-name="T5">a) Elaborar no ProjectLibre</text:span><text:span text:style-name="T6"> </text:span><text:span text:style-name="T5">um projeto para a construção</text:span><text:span text:style-name="T6"> </text:span><text:span text:style-name="T9">de uma praça de esportes para uma pequena cidade com a população em torno de 20.000 habitantes. A praça deverá oferecer 1 quadra (futebol, vôlei e basquete), uma piscina e um playground. Além disto, a praça deverá possuir serviços de banheiro e lanchonete. Além disto, o projeto deverá contemplar uma atração sugerida pelo grupo.</text:span></text:p>
      <text:p text:style-name="P8"><text:span text:style-name="T9">b) Em notas do projeto coloque o nome dos três alunos do grupo.</text:span></text:p>
      <text:p text:style-name="P9"><text:span text:style-name="T13">c</text:span><text:span text:style-name="T10">) </text:span><text:span text:style-name="T13">Apresente o projeto para a turma</text:span><text:span text:style-name="T10">.</text:span></text:p>
      <text:p text:style-name="P5"><text:span text:style-name="T4">j</text:span><text:span text:style-name="T1">) </text:span><text:span text:style-name="T11">Salve o arquivo com nome PRACA_DE_ESPORTES-12.pod e envie este arquivo via Canvas até a data e o horário de entrega da atividade. Apenas um aluno do grupo deverá enviar o projeto.</text:span>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Helvetica Neue" svg:font-family="'Helvetica Neue'" style:font-pitch="variable"/>
    <style:font-face style:name="Arial" svg:font-family="Arial" style:font-family-generic="roman" style:font-pitch="variable"/>
    <style:font-face style:name="Cantarell Light" svg:font-family="'Cantarell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ntarell" style:font-family-complex="Cantarel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Cantarell" style:font-family-complex="Cantarel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ntarell" style:font-family-complex="Cantarel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Notes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cm" style:contextual-spacing="false" fo:line-height="150%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cm" style:contextual-spacing="false" fo:line-height="150%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76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top="0cm" fo:margin-bottom="0cm" style:contextual-spacing="false" fo:line-height="150%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top="0cm" fo:margin-bottom="0cm" style:contextual-spacing="false" fo:line-height="150%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top="0.176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95ed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8_7e_LT_7e_Gliederung_20_1" style:display-name="Title8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8_7e_LT_7e_Gliederung_20_2" style:display-name="Title8~LT~Gliederung 2" style:family="paragraph" style:parent-style-name="Title8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8_7e_LT_7e_Gliederung_20_3" style:display-name="Title8~LT~Gliederung 3" style:family="paragraph" style:parent-style-name="Title8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8_7e_LT_7e_Gliederung_20_4" style:display-name="Title8~LT~Gliederung 4" style:family="paragraph" style:parent-style-name="Title8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5" style:display-name="Title8~LT~Gliederung 5" style:family="paragraph" style:parent-style-name="Title8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6" style:display-name="Title8~LT~Gliederung 6" style:family="paragraph" style:parent-style-name="Title8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7" style:display-name="Title8~LT~Gliederung 7" style:family="paragraph" style:parent-style-name="Title8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8" style:display-name="Title8~LT~Gliederung 8" style:family="paragraph" style:parent-style-name="Title8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9" style:display-name="Title8~LT~Gliederung 9" style:family="paragraph" style:parent-style-name="Title8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Titel" style:display-name="Title8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8_7e_LT_7e_Untertitel" style:display-name="Title8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8_7e_LT_7e_Notizen" style:display-name="Title8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8_7e_LT_7e_Hintergrundobjekte" style:display-name="Title8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8_7e_LT_7e_Hintergrund" style:display-name="Title8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9_7e_LT_7e_Gliederung_20_1" style:display-name="Title9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9_7e_LT_7e_Gliederung_20_2" style:display-name="Title9~LT~Gliederung 2" style:family="paragraph" style:parent-style-name="Title9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9_7e_LT_7e_Gliederung_20_3" style:display-name="Title9~LT~Gliederung 3" style:family="paragraph" style:parent-style-name="Title9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9_7e_LT_7e_Gliederung_20_4" style:display-name="Title9~LT~Gliederung 4" style:family="paragraph" style:parent-style-name="Title9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5" style:display-name="Title9~LT~Gliederung 5" style:family="paragraph" style:parent-style-name="Title9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6" style:display-name="Title9~LT~Gliederung 6" style:family="paragraph" style:parent-style-name="Title9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7" style:display-name="Title9~LT~Gliederung 7" style:family="paragraph" style:parent-style-name="Title9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8" style:display-name="Title9~LT~Gliederung 8" style:family="paragraph" style:parent-style-name="Title9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9" style:display-name="Title9~LT~Gliederung 9" style:family="paragraph" style:parent-style-name="Title9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Titel" style:display-name="Title9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9_7e_LT_7e_Untertitel" style:display-name="Title9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9_7e_LT_7e_Notizen" style:display-name="Title9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9_7e_LT_7e_Hintergrundobjekte" style:display-name="Title9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9_7e_LT_7e_Hintergrund" style:display-name="Title9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1_5f__7e_LT_7e_Gliederung_20_1" style:display-name="Title1_~LT~Gliederung 1" style:family="paragraph" style:default-outline-level="">
      <style:paragraph-properties fo:margin-top="0.212cm" fo:margin-bottom="0cm" style:contextual-spacing="false" style:line-height-at-least="0.353cm" fo:text-align="start" style:justify-single-word="fals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5f__7e_LT_7e_Gliederung_20_2" style:display-name="Title1_~LT~Gliederung 2" style:family="paragraph" style:parent-style-name="Title1_5f__7e_LT_7e_Gliederung_20_1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1_5f__7e_LT_7e_Gliederung_20_3" style:display-name="Title1_~LT~Gliederung 3" style:family="paragraph" style:parent-style-name="Title1_5f_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256cm"/>
          <style:tab-stop style:position="2.796cm"/>
          <style:tab-stop style:position="5.336cm"/>
          <style:tab-stop style:position="7.876cm"/>
          <style:tab-stop style:position="10.416cm"/>
          <style:tab-stop style:position="12.956cm"/>
          <style:tab-stop style:position="15.496cm"/>
          <style:tab-stop style:position="18.036cm"/>
          <style:tab-stop style:position="20.576cm"/>
          <style:tab-stop style:position="23.116cm"/>
          <style:tab-stop style:position="25.656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5f__7e_LT_7e_Gliederung_20_4" style:display-name="Title1_~LT~Gliederung 4" style:family="paragraph" style:parent-style-name="Title1_5f_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5f__7e_LT_7e_Gliederung_20_5" style:display-name="Title1_~LT~Gliederung 5" style:family="paragraph" style:parent-style-name="Title1_5f__7e_LT_7e_Gliederung_20_4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Gliederung_20_6" style:display-name="Title1_~LT~Gliederung 6" style:family="paragraph" style:parent-style-name="Title1_5f__7e_LT_7e_Gliederung_20_5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Gliederung_20_7" style:display-name="Title1_~LT~Gliederung 7" style:family="paragraph" style:parent-style-name="Title1_5f__7e_LT_7e_Gliederung_20_6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Gliederung_20_8" style:display-name="Title1_~LT~Gliederung 8" style:family="paragraph" style:parent-style-name="Title1_5f__7e_LT_7e_Gliederung_20_7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Gliederung_20_9" style:display-name="Title1_~LT~Gliederung 9" style:family="paragraph" style:parent-style-name="Title1_5f__7e_LT_7e_Gliederung_20_8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Titel" style:display-name="Title1_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4653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5f__7e_LT_7e_Untertitel" style:display-name="Title1_~LT~Untertitel" style:family="paragraph" style:default-outline-level="">
      <style:paragraph-properties fo:margin-top="0.212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5f__7e_LT_7e_Notizen" style:display-name="Title1_~LT~Notizen" style:family="paragraph" style:default-outline-level="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5f__7e_LT_7e_Hintergrundobjekte" style:display-name="Title1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1_5f__7e_LT_7e_Hintergrund" style:display-name="Title1_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3_5f__7e_LT_7e_Gliederung_20_1" style:display-name="Title3_~LT~Gliederung 1" style:family="paragraph" style:default-outline-level="">
      <style:paragraph-properties fo:margin-top="0.212cm" fo:margin-bottom="0cm" style:contextual-spacing="false" style:line-height-at-least="0.353cm" fo:text-align="start" style:justify-single-word="fals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5f__7e_LT_7e_Gliederung_20_2" style:display-name="Title3_~LT~Gliederung 2" style:family="paragraph" style:parent-style-name="Title3_5f__7e_LT_7e_Gliederung_20_1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3_5f__7e_LT_7e_Gliederung_20_3" style:display-name="Title3_~LT~Gliederung 3" style:family="paragraph" style:parent-style-name="Title3_5f_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256cm"/>
          <style:tab-stop style:position="2.796cm"/>
          <style:tab-stop style:position="5.336cm"/>
          <style:tab-stop style:position="7.876cm"/>
          <style:tab-stop style:position="10.416cm"/>
          <style:tab-stop style:position="12.956cm"/>
          <style:tab-stop style:position="15.496cm"/>
          <style:tab-stop style:position="18.036cm"/>
          <style:tab-stop style:position="20.576cm"/>
          <style:tab-stop style:position="23.116cm"/>
          <style:tab-stop style:position="25.656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5f__7e_LT_7e_Gliederung_20_4" style:display-name="Title3_~LT~Gliederung 4" style:family="paragraph" style:parent-style-name="Title3_5f_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3_5f__7e_LT_7e_Gliederung_20_5" style:display-name="Title3_~LT~Gliederung 5" style:family="paragraph" style:parent-style-name="Title3_5f__7e_LT_7e_Gliederung_20_4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Gliederung_20_6" style:display-name="Title3_~LT~Gliederung 6" style:family="paragraph" style:parent-style-name="Title3_5f__7e_LT_7e_Gliederung_20_5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Gliederung_20_7" style:display-name="Title3_~LT~Gliederung 7" style:family="paragraph" style:parent-style-name="Title3_5f__7e_LT_7e_Gliederung_20_6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Gliederung_20_8" style:display-name="Title3_~LT~Gliederung 8" style:family="paragraph" style:parent-style-name="Title3_5f__7e_LT_7e_Gliederung_20_7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Gliederung_20_9" style:display-name="Title3_~LT~Gliederung 9" style:family="paragraph" style:parent-style-name="Title3_5f__7e_LT_7e_Gliederung_20_8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Titel" style:display-name="Title3_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4653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5f__7e_LT_7e_Untertitel" style:display-name="Title3_~LT~Untertitel" style:family="paragraph" style:default-outline-level="">
      <style:paragraph-properties fo:margin-top="0.212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5f__7e_LT_7e_Notizen" style:display-name="Title3_~LT~Notizen" style:family="paragraph" style:default-outline-level="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5f__7e_LT_7e_Hintergrundobjekte" style:display-name="Title3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3_5f__7e_LT_7e_Hintergrund" style:display-name="Title3_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1T06:11:16.087272999</meta:creation-date>
    <dc:date>2021-10-13T17:56:31.762285418</dc:date>
    <meta:editing-duration>PT1H17M56S</meta:editing-duration>
    <meta:editing-cycles>25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5" meta:word-count="119" meta:character-count="693" meta:non-whitespace-character-count="579"/>
  </office:meta>
</office:document-meta>
</file>